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none" fo:font-weight="bold" officeooo:rsid="001b3b05" officeooo:paragraph-rsid="001b3b05" style:font-size-asian="18pt" style:font-weight-asian="bold" style:font-size-complex="18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/>
    </style:style>
    <style:style style:name="P4" style:family="paragraph"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P5" style:family="paragraph">
      <style:paragraph-properties fo:text-align="center"/>
      <style:text-properties fo:font-size="12pt" fo:font-style="normal" style:font-style-asian="normal" style:font-style-complex="normal"/>
    </style:style>
    <style:style style:name="P6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size="10pt" fo:font-style="italic" style:font-size-asian="10pt" style:font-style-asian="italic" style:font-size-complex="10pt" style:font-style-complex="italic"/>
    </style:style>
    <style:style style:name="T2" style:family="text">
      <style:text-properties fo:font-size="12pt"/>
    </style:style>
    <style:style style:name="T3" style:family="text">
      <style:text-properties fo:font-size="12pt" fo:font-style="italic" style:font-style-asian="italic" style:font-style-complex="italic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vg:stroke-width="0in" svg:stroke-color="#000000" draw:marker-start-width="0.139in" draw:marker-end="Arrowheads_20_1" draw:marker-end-width="0.139in" draw:fill="none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in" svg:stroke-color="#000000" draw:marker-start-width="0.139in" draw:marker-end-width="0.139in" draw:fill="none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in" svg:stroke-color="#000000" draw:marker-start-width="0.139in" draw:marker-end-width="0.139in" draw:fill="none" draw:fill-color="#ffffff" fo:min-height="0.245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in" svg:stroke-color="#000000" draw:marker-start-width="0.139in" draw:marker-end-width="0.139in" draw:fill="none" draw:fill-color="#ffffff" fo:min-height="0.27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in" svg:stroke-color="#000000" draw:marker-start-width="0.139in" draw:marker-end="Arrowheads_20_2" draw:marker-end-width="0.139in" draw:fill="none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width="0in" svg:stroke-color="#000000" draw:marker-start-width="0.139in" draw:marker-end-width="0.139in" draw:fill="none" draw:fill-color="#ffffff" fo:min-height="0.6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in" svg:stroke-color="#000000" draw:marker-start="" draw:marker-start-width="0.139in" draw:marker-end="Arrowheads_20_2" draw:marker-end-width="0.139in" draw:fill="none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width="0.0201in" svg:stroke-color="#000000" draw:marker-start-width="0.1689in" draw:marker-end-width="0.1689in" draw:fill="none" draw:fill-color="#ffffff" fo:min-height="0.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in" svg:stroke-color="#000000" draw:marker-start="" draw:marker-start-width="0.139in" draw:marker-end="" draw:marker-end-width="0.139in" draw:fill="none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width="0in" svg:stroke-color="#000000" draw:marker-start-width="0.139in" draw:marker-end-width="0.139in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width="0in" svg:stroke-color="#000000" draw:marker-start-width="0.139in" draw:marker-end-width="0.139in" draw:fill="none" draw:fill-color="#ffffff" fo:min-height="0.26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width="0in" svg:stroke-color="#000000" draw:marker-start-width="0.139in" draw:marker-end-width="0.139in" draw:fill="none" draw:fill-color="#ffffff" fo:min-height="0.09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width="0in" svg:stroke-color="#000000" draw:marker-start-width="0.139in" draw:marker-end-width="0.139in" draw:fill="none" draw:fill-color="#ffffff" fo:min-height="0.1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width="0in" svg:stroke-color="#000000" draw:marker-start-width="0.139in" draw:marker-end-width="0.139in" draw:fill="none" draw:fill-color="#ffffff" fo:min-height="0.25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width="0in" svg:stroke-color="#000000" draw:marker-start-width="0.139in" draw:marker-end-width="0.139in" draw:fill="none" draw:fill-color="#ffffff" fo:min-height="0.26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width="0in" svg:stroke-color="#000000" draw:marker-start="Arrowheads_20_1" draw:marker-start-width="0.139in" draw:marker-end="" draw:marker-end-width="0.139in" draw:fill="none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svg:stroke-color="#000000" draw:fill="none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stroke="none" svg:stroke-width="0in" svg:stroke-color="#000000" draw:marker-start-width="0.139in" draw:marker-end-width="0.139in" draw:fill="none" draw:fill-color="#ffffff" fo:min-height="0.35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none" svg:stroke-width="0in" svg:stroke-color="#000000" draw:marker-start-width="0.139in" draw:marker-end-width="0.139in" draw:fill="none" draw:fill-color="#ffffff" fo:min-height="0.17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none" svg:stroke-width="0in" svg:stroke-color="#000000" draw:marker-start-width="0.139in" draw:marker-end-width="0.139in" draw:fill="none" draw:fill-color="#ffffff" fo:min-height="0.1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none" svg:stroke-width="0in" svg:stroke-color="#000000" draw:marker-start-width="0.139in" draw:marker-end-width="0.139in" draw:fill="none" draw:fill-color="#ffffff" fo:min-height="0.21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svg:stroke-width="0in" svg:stroke-color="#000000" draw:marker-start-width="0.139in" draw:marker-end="" draw:marker-end-width="0.139in" draw:fill="none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svg:stroke-width="0in" svg:stroke-color="#000000" draw:marker-start="Arrowheads_20_2" draw:marker-start-width="0.139in" draw:marker-end="" draw:marker-end-width="0.139in" draw:fill="none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stroke="none" svg:stroke-width="0in" svg:stroke-color="#000000" draw:marker-start-width="0.139in" draw:marker-end-width="0.139in" draw:fill="none" draw:fill-color="#ffffff" fo:min-height="0.1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line text:anchor-type="paragraph" draw:z-index="8" draw:style-name="gr7" draw:text-style-name="P3" svg:x1="2.1807in" svg:y1="3.3909in" svg:x2="2.1807in" svg:y2="4.7236in"><text:p/></draw:line><draw:frame text:anchor-type="paragraph" draw:z-index="7" draw:style-name="gr6" draw:text-style-name="P3" svg:width="1.5559in" svg:height="0.6394in" svg:x="1.6992in" svg:y="4.7925in"><draw:text-box><text:p text:style-name="P2"><text:span text:style-name="T2">Process the response by transforming</text:span></text:p><text:p text:style-name="P2"><text:span text:style-name="T2"><text:s/></text:span><text:span text:style-name="T2">the system.</text:span></text:p></draw:text-box></draw:frame><draw:rect text:anchor-type="paragraph" draw:z-index="6" draw:style-name="gr2" draw:text-style-name="P2" svg:width="1.4835in" svg:height="0.7079in" svg:x="1.6992in" svg:y="4.7236in"><text:p/></draw:rect><draw:line text:anchor-type="paragraph" draw:z-index="5" draw:style-name="gr5" draw:text-style-name="P2" svg:x1="4.3244in" svg:y1="-0.3457in" svg:x2="5.4634in" svg:y2="-0.3457in"><text:p/></draw:line><draw:frame text:anchor-type="paragraph" draw:z-index="4" draw:style-name="gr4" draw:text-style-name="P4" svg:width="1.2362in" svg:height="0.3189in" svg:x="1.6854in" svg:y="-0.4472in"><draw:text-box><text:p text:style-name="P2"><text:span text:style-name="T1">Begin <text:s text:c="2"/></text:span></text:p><text:p text:style-name="P2"><text:span text:style-name="T1">CONTROL <text:s/>LOOP</text:span></text:p></draw:text-box></draw:frame><draw:line text:anchor-type="paragraph" draw:z-index="3" draw:style-name="gr1" draw:text-style-name="P3" svg:x1="1.5264in" svg:y1="-0.2917in" svg:x2="3.213in" svg:y2="-0.2917in"><text:p/></draw:line><draw:frame text:anchor-type="paragraph" draw:z-index="2" draw:style-name="gr3" draw:text-style-name="P2" svg:width="1.3122in" svg:height="0.3843in" svg:x="0.1535in" svg:y="-0.4874in"><draw:text-box><text:p text:style-name="P2">LOOP HEAD: Main control loop</text:p></draw:text-box></draw:frame><draw:rect text:anchor-type="paragraph" draw:z-index="1" draw:style-name="gr2" draw:text-style-name="P2" svg:width="1.3732in" svg:height="0.4551in" svg:x="0.1535in" svg:y="-0.5583in"><text:p/></draw:rect><draw:line text:anchor-type="paragraph" draw:z-index="0" draw:style-name="gr1" draw:text-style-name="P2" svg:x1="-0.2634in" svg:y1="-0.3484in" svg:x2="0.1413in" svg:y2="-0.3484in"><text:p/></draw:line><draw:line text:anchor-type="paragraph" draw:z-index="9" draw:style-name="gr1" draw:text-style-name="P2" svg:x1="-0.7528in" svg:y1="-0.4854in" svg:x2="0.1535in" svg:y2="-0.4717in"><text:p/></draw:line><draw:frame text:anchor-type="paragraph" draw:z-index="10" draw:style-name="gr8" draw:text-style-name="P4" svg:width="0.8453in" svg:height="0.3189in" svg:x="-0.9055in" svg:y="-0.7874in"><draw:text-box><text:p text:style-name="P2"><text:span text:style-name="T1">PROTOCOL</text:span></text:p><text:p text:style-name="P2"><text:span text:style-name="T1">INITIALIZED</text:span></text:p></draw:text-box></draw:frame><draw:line text:anchor-type="paragraph" draw:z-index="11" draw:style-name="gr9" draw:text-style-name="P3" svg:x1="-0.6181in" svg:y1="7.6744in" svg:x2="5.0602in" svg:y2="7.6988in"><text:p/></draw:line><draw:line text:anchor-type="paragraph" draw:z-index="12" draw:style-name="gr10" draw:text-style-name="P2" svg:x1="-0.6181in" svg:y1="7.6744in" svg:x2="-0.6307in" svg:y2="-0.3602in"><text:p/></draw:line><draw:frame text:anchor-type="paragraph" draw:z-index="13" draw:style-name="gr11" draw:text-style-name="P4" svg:width="4.2016in" svg:height="0.265in" draw:transform="rotate (-0.0153588974175503) translate (0.522222222222222in 7.44583333333333in)"><draw:text-box><text:p text:style-name="P2"><text:span text:style-name="T1">Go back to start of the control loop again <text:s/>to continue</text:span></text:p></draw:text-box></draw:frame><draw:line text:anchor-type="paragraph" draw:z-index="14" draw:style-name="gr9" draw:text-style-name="P3" svg:x1="-0.6343in" svg:y1="-0.3472in" svg:x2="-0.2661in" svg:y2="-0.3472in"><text:p/></draw:line><draw:line text:anchor-type="paragraph" draw:z-index="15" draw:style-name="gr1" draw:text-style-name="P2" svg:x1="6.3244in" svg:y1="1.9043in" svg:x2="6.3244in" svg:y2="3.1425in"><text:p/></draw:line><draw:frame text:anchor-type="paragraph" draw:z-index="16" draw:style-name="gr12" draw:text-style-name="P4" svg:width="0.7224in" svg:height="0.3189in" draw:transform="rotate (-0.011519173063163) translate (4.425in -0.527777777777778in)"><draw:text-box><text:p text:style-name="P2"><text:span text:style-name="T1">Time interval</text:span></text:p></draw:text-box></draw:frame><draw:rect text:anchor-type="paragraph" draw:z-index="17" draw:style-name="gr2" draw:text-style-name="P2" svg:width="1.2268in" svg:height="0.5697in" svg:x="2.9772in" svg:y="0.6543in"><text:p/></draw:rect><draw:frame text:anchor-type="paragraph" draw:z-index="18" draw:style-name="gr13" draw:text-style-name="P5" svg:width="1.0961in" svg:height="0.576in" svg:x="3.0382in" svg:y="0.6543in"><draw:text-box><text:p text:style-name="P2"><text:span text:style-name="T2">TRANSFORM </text:span></text:p><text:p text:style-name="P2"><text:span text:style-name="T3">param: send offer</text:span></text:p></draw:text-box></draw:frame><draw:rect text:anchor-type="paragraph" draw:z-index="19" draw:style-name="gr2" draw:text-style-name="P2" svg:width="1.0913in" svg:height="0.3386in" svg:x="3.2335in" svg:y="-0.4984in"><text:p/></draw:rect><draw:frame text:anchor-type="paragraph" draw:z-index="20" draw:style-name="gr14" draw:text-style-name="P3" svg:width="1.0913in" svg:height="0.2579in" svg:x="3.2335in" svg:y="-0.4181in"><draw:text-box><text:p text:style-name="P2"><text:span text:style-name="T2">get DELTA</text:span></text:p></draw:text-box></draw:frame><draw:rect text:anchor-type="paragraph" draw:z-index="21" draw:style-name="gr2" draw:text-style-name="P2" svg:width="1.0913in" svg:height="0.3386in" svg:x="5.4417in" svg:y="-0.5126in"><text:p/></draw:rect><draw:frame text:anchor-type="paragraph" draw:z-index="22" draw:style-name="gr14" draw:text-style-name="P3" svg:width="1.0913in" svg:height="0.2579in" svg:x="5.4417in" svg:y="-0.4319in"><draw:text-box><text:p text:style-name="P2"><text:span text:style-name="T2">SLEEP</text:span></text:p></draw:text-box></draw:frame><draw:line text:anchor-type="paragraph" draw:z-index="23" draw:style-name="gr1" draw:text-style-name="P2" svg:x1="6.0055in" svg:y1="-0.1744in" svg:x2="6.0047in" svg:y2="0.7094in"><text:p/></draw:line><draw:frame text:anchor-type="paragraph" draw:z-index="24" draw:style-name="gr4" draw:text-style-name="P4" svg:width="0.7224in" svg:height="0.274in" draw:transform="rotate (-1.57323978774769) translate (6.15833333333333in -0.173611111111111in)"><draw:text-box><text:p text:style-name="P2"><text:span text:style-name="T1">Wake UP</text:span></text:p></draw:text-box></draw:frame><draw:rect text:anchor-type="paragraph" draw:z-index="25" draw:style-name="gr2" draw:text-style-name="P2" svg:width="1.2504in" svg:height="0.4776in" svg:x="5.3925in" svg:y="0.7327in"><text:p/></draw:rect><draw:frame text:anchor-type="paragraph" draw:z-index="26" draw:style-name="gr15" draw:text-style-name="P3" svg:width="1.2504in" svg:height="0.2661in" svg:x="5.3925in" svg:y="0.8602in"><draw:text-box><text:p text:style-name="P2"><text:span text:style-name="T2">Update Job states</text:span></text:p></draw:text-box></draw:frame><draw:line text:anchor-type="paragraph" draw:z-index="27" draw:style-name="gr16" draw:text-style-name="P2" svg:x1="4.2035in" svg:y1="0.9642in" svg:x2="5.3925in" svg:y2="0.9598in"><text:p/></draw:line><draw:frame text:anchor-type="paragraph" draw:z-index="28" draw:style-name="gr4" draw:text-style-name="P4" svg:width="1.0157in" svg:height="0.3189in" draw:transform="rotate (0.00296705972839036) translate (4.28055555555556in 0.807638888888889in)"><draw:text-box><text:p text:style-name="P2"><text:span text:style-name="T1">Trigger</text:span></text:p><text:p text:style-name="P2"><text:span text:style-name="T1"><text:s/></text:span><text:span text:style-name="T1">transformation</text:span></text:p></draw:text-box></draw:frame><draw:line text:anchor-type="paragraph" draw:z-index="29" draw:style-name="gr16" draw:text-style-name="P2" svg:x1="1.7409in" svg:y1="0.9453in" svg:x2="2.9772in" svg:y2="0.9461in"><text:p/></draw:line><draw:frame text:anchor-type="paragraph" draw:z-index="30" draw:style-name="gr4" draw:text-style-name="P4" svg:width="1.0157in" svg:height="0.3189in" draw:transform="rotate (0.00296705972839036) translate (1.96111111111111in 0.781944444444444in)"><draw:text-box><text:p text:style-name="P2"><text:span text:style-name="T1">New runtime </text:span></text:p><text:p text:style-name="P2"><text:span text:style-name="T1">State </text:span></text:p></draw:text-box></draw:frame><draw:custom-shape text:anchor-type="paragraph" draw:z-index="32" draw:style-name="gr18" svg:width="0.028in" svg:height="0.0421in" svg:x="3.5047in" svg:y="1.5709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text:anchor-type="paragraph" draw:z-index="33" draw:style-name="gr19" draw:text-style-name="P3" svg:width="1.0961in" svg:height="0.3843in" svg:x="0.7047in" svg:y="0.7516in"><draw:text-box><text:p text:style-name="P2"><text:span text:style-name="T2">No Batch </text:span></text:p><text:p text:style-name="P2"><text:span text:style-name="T2">Jobs flag</text:span></text:p></draw:text-box></draw:frame><draw:custom-shape text:anchor-type="paragraph" draw:z-index="31" draw:style-name="gr17" svg:width="1.078in" svg:height="0.8335in" svg:x="0.7047in" svg:y="0.5154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34" draw:style-name="gr9" draw:text-style-name="P3" svg:x1="0.1575in" svg:y1="0.9327in" svg:x2="0.7047in" svg:y2="0.9327in"><text:p/></draw:line><draw:frame text:anchor-type="paragraph" draw:z-index="35" draw:style-name="gr20" draw:text-style-name="P4" svg:width="0.5469in" svg:height="0.1803in" draw:transform="rotate (0.00296705972839036) translate (0.157638888888889in 0.753472222222222in)"><draw:text-box><text:p text:style-name="P2"><text:span text:style-name="T1">TRUE</text:span></text:p></draw:text-box></draw:frame><draw:line text:anchor-type="paragraph" draw:z-index="36" draw:style-name="gr1" draw:text-style-name="P2" svg:x1="0.1575in" svg:y1="0.9327in" svg:x2="0.1575in" svg:y2="1.2098in"><text:p/></draw:line><draw:rect text:anchor-type="paragraph" draw:z-index="37" draw:style-name="gr2" draw:text-style-name="P2" svg:width="0.9031in" svg:height="0.4079in" svg:x="-0.2591in" svg:y="1.2189in"><text:p/></draw:rect><draw:frame text:anchor-type="paragraph" draw:z-index="38" draw:style-name="gr13" draw:text-style-name="P3" svg:width="1.0961in" svg:height="0.3843in" draw:transform="rotate (-0.0116937059883624) translate (-0.389583333333333in 1.20347222222222in)"><draw:text-box><text:p text:style-name="P2"><text:span text:style-name="T2">Commit</text:span></text:p><text:p text:style-name="P2"><text:span text:style-name="T2"><text:s/></text:span><text:span text:style-name="T2">the state</text:span></text:p></draw:text-box></draw:frame><draw:line text:anchor-type="paragraph" draw:z-index="39" draw:style-name="gr16" draw:text-style-name="P3" svg:x1="-0.6307in" svg:y1="1.4327in" svg:x2="-0.2591in" svg:y2="1.4327in"><text:p/></draw:line><draw:line text:anchor-type="paragraph" draw:z-index="40" draw:style-name="gr9" draw:text-style-name="P2" svg:x1="1.211in" svg:y1="1.3484in" svg:x2="1.211in" svg:y2="1.8992in"><text:p/></draw:line><draw:line text:anchor-type="paragraph" draw:z-index="41" draw:style-name="gr1" draw:text-style-name="P3" svg:x1="1.211in" svg:y1="1.8992in" svg:x2="2.0799in" svg:y2="1.8992in"><text:p/></draw:line><draw:frame text:anchor-type="paragraph" draw:z-index="42" draw:style-name="gr20" draw:text-style-name="P4" svg:width="0.5469in" svg:height="0.1803in" draw:transform="rotate (0.00296705972839036) translate (1.21111111111111in 1.71944444444444in)"><draw:text-box><text:p text:style-name="P2"><text:span text:style-name="T1">FALSE</text:span></text:p></draw:text-box></draw:frame><draw:custom-shape text:anchor-type="paragraph" draw:z-index="43" draw:style-name="gr17" svg:width="1.3059in" svg:height="1.2224in" svg:x="2.0602in" svg:y="1.3071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text:anchor-type="paragraph" draw:z-index="44" draw:style-name="gr19" draw:text-style-name="P3" svg:width="1.0961in" svg:height="0.7677in" svg:x="2.1866in" svg:y="1.4874in"><draw:text-box><text:p text:style-name="P2"><text:span text:style-name="T2">IF not a periodic time </text:span></text:p><text:p text:style-name="P2"><text:span text:style-name="T2">step AND no free nodes</text:span></text:p></draw:text-box></draw:frame><draw:line text:anchor-type="paragraph" draw:z-index="45" draw:style-name="gr9" draw:text-style-name="P3" svg:x1="0.1575in" svg:y1="2.5291in" svg:x2="2.6992in" svg:y2="2.5291in"><text:p/></draw:line><draw:line text:anchor-type="paragraph" draw:z-index="46" draw:style-name="gr16" draw:text-style-name="P2" svg:x1="0.1575in" svg:y1="1.6264in" svg:x2="0.1575in" svg:y2="2.5291in"><text:p/></draw:line><draw:frame text:anchor-type="paragraph" draw:z-index="47" draw:style-name="gr20" draw:text-style-name="P4" svg:width="0.5469in" svg:height="0.1803in" draw:transform="rotate (0.00296705972839036) translate (1.58611111111111in 2.35in)"><draw:text-box><text:p text:style-name="P2"><text:span text:style-name="T1">TRUE</text:span></text:p></draw:text-box></draw:frame><draw:line text:anchor-type="paragraph" draw:z-index="48" draw:style-name="gr7" draw:text-style-name="P3" svg:x1="3.3661in" svg:y1="1.9181in" svg:x2="4.6299in" svg:y2="1.9181in"><text:p/></draw:line><draw:frame text:anchor-type="paragraph" draw:z-index="49" draw:style-name="gr20" draw:text-style-name="P4" svg:width="0.5469in" svg:height="0.1803in" draw:transform="rotate (0.00296705972839036) translate (3.62777777777778in 1.73819444444444in)"><draw:text-box><text:p text:style-name="P2"><text:span text:style-name="T1">FALSE</text:span></text:p></draw:text-box></draw:frame><draw:rect text:anchor-type="paragraph" draw:z-index="50" draw:style-name="gr2" draw:text-style-name="P2" svg:width="1.2268in" svg:height="0.5697in" svg:x="4.6134in" svg:y="1.6866in"><text:p/></draw:rect><draw:frame text:anchor-type="paragraph" draw:z-index="51" draw:style-name="gr13" draw:text-style-name="P5" svg:width="1.0961in" svg:height="0.3843in" svg:x="4.6744in" svg:y="1.789in"><draw:text-box><text:p text:style-name="P2"><text:span text:style-name="T2">CREATE</text:span></text:p><text:p text:style-name="P2"><text:span text:style-name="T3">Resource Offer</text:span></text:p></draw:text-box></draw:frame><draw:line text:anchor-type="paragraph" draw:z-index="52" draw:style-name="gr9" draw:text-style-name="P3" svg:x1="5.8402in" svg:y1="1.9043in" svg:x2="6.3248in" svg:y2="1.9043in"><text:p/></draw:line><draw:rect text:anchor-type="paragraph" draw:z-index="53" draw:style-name="gr2" draw:text-style-name="P2" svg:width="1.6669in" svg:height="0.5524in" svg:x="5.2272in" svg:y="3.1425in"><text:p/></draw:rect><draw:frame text:anchor-type="paragraph" draw:z-index="54" draw:style-name="gr14" draw:text-style-name="P3" svg:width="1.6669in" svg:height="0.3843in" svg:x="5.2272in" svg:y="3.2311in"><draw:text-box><text:p text:style-name="P2"><text:span text:style-name="T2">SEND OFFER and</text:span></text:p><text:p text:style-name="P2"><text:span text:style-name="T2">wait for the response</text:span></text:p></draw:text-box></draw:frame><draw:frame text:anchor-type="paragraph" draw:z-index="55" draw:style-name="gr20" draw:text-style-name="P6" svg:width="0.5469in" svg:height="0.1803in" draw:transform="rotate (-1.55718275862934) translate (6.50555555555555in 2.17777777777778in)"><draw:text-box><text:p text:style-name="P2"><text:span text:style-name="T1">Offer</text:span></text:p></draw:text-box></draw:frame><draw:line text:anchor-type="paragraph" draw:z-index="56" draw:style-name="gr16" draw:text-style-name="P2" svg:x1="3.7272in" svg:y1="3.3799in" svg:x2="5.2272in" svg:y2="3.3799in"><text:p/></draw:line><draw:frame text:anchor-type="paragraph" draw:z-index="57" draw:style-name="gr21" draw:text-style-name="P4" svg:width="1.2642in" svg:height="0.637in" svg:x="3.9634in" svg:y="3.2547in"><draw:text-box><text:p text:style-name="P2"><text:span text:style-name="T1">Successfully received a RESPONSE</text:span></text:p><text:p text:style-name="P2"><text:span text:style-name="T1"/></text:p><text:p text:style-name="P2"><text:span text:style-name="T1"/></text:p></draw:text-box></draw:frame><draw:custom-shape text:anchor-type="paragraph" draw:z-index="58" draw:style-name="gr17" svg:width="1.287in" svg:height="0.9803in" svg:x="2.4646in" svg:y="2.9102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text:anchor-type="paragraph" draw:z-index="59" draw:style-name="gr22" draw:text-style-name="P3" svg:width="0.9421in" svg:height="0.576in" svg:x="2.6201in" svg:y="3.1618in"><draw:text-box><text:p text:style-name="P2"><text:span text:style-name="T2">RESPONSE</text:span></text:p><text:p text:style-name="P2"><text:span text:style-name="T2">EQ Queue</text:span></text:p><text:p text:style-name="P2"><text:span text:style-name="T2">empty</text:span></text:p></draw:text-box></draw:frame><draw:line text:anchor-type="paragraph" draw:z-index="60" draw:style-name="gr23" draw:text-style-name="P3" svg:x1="2.1807in" svg:y1="3.3909in" svg:x2="2.4646in" svg:y2="3.3909in"><text:p/></draw:line><draw:frame text:anchor-type="paragraph" draw:z-index="61" draw:style-name="gr20" draw:text-style-name="P4" svg:width="0.5469in" svg:height="0.1803in" draw:transform="rotate (-1.54653625019218) translate (2.36041666666667in 3.59305555555556in)"><draw:text-box><text:p text:style-name="P2"><text:span text:style-name="T1">FALSE</text:span></text:p></draw:text-box></draw:frame><draw:line text:anchor-type="paragraph" draw:z-index="62" draw:style-name="gr24" draw:text-style-name="P2" svg:x1="1.2598in" svg:y1="3.3909in" svg:x2="2.4079in" svg:y2="3.3909in"><text:p/></draw:line><draw:frame text:anchor-type="paragraph" draw:z-index="63" draw:style-name="gr20" draw:text-style-name="P4" svg:width="0.5469in" svg:height="0.1803in" draw:transform="rotate (-0.0287979326579058) translate (1.63402777777778in 3.19513888888889in)"><draw:text-box><text:p text:style-name="P2"><text:span text:style-name="T1">TRUE</text:span></text:p></draw:text-box></draw:frame><draw:rect text:anchor-type="paragraph" draw:z-index="64" draw:style-name="gr2" draw:text-style-name="P2" svg:width="1.3732in" svg:height="0.7043in" svg:x="-0.1134in" svg:y="3.1445in"><text:p/></draw:rect><draw:frame text:anchor-type="paragraph" draw:z-index="65" draw:style-name="gr25" draw:text-style-name="P3" svg:width="1.2504in" svg:height="0.576in" svg:x="0.0098in" svg:y="3.2154in"><draw:text-box><text:p text:style-name="P2"><text:span text:style-name="T2">SPAWN a thread to wait for a request for offer</text:span></text:p></draw:text-box></draw:frame><draw:line text:anchor-type="paragraph" draw:z-index="66" draw:style-name="gr7" draw:text-style-name="P3" svg:x1="0.328in" svg:y1="3.8484in" svg:x2="0.328in" svg:y2="4.8205in"><text:p/></draw:line><draw:frame text:anchor-type="paragraph" draw:z-index="67" draw:style-name="gr20" draw:text-style-name="P4" svg:width="0.5469in" svg:height="0.3189in" draw:transform="rotate (-1.54653625019218) translate (0.526388888888889in 3.96805555555556in)"><draw:text-box><text:p text:style-name="P2"><text:span text:style-name="T1">Reuqest received</text:span></text:p></draw:text-box></draw:frame><draw:rect text:anchor-type="paragraph" draw:z-index="68" draw:style-name="gr2" draw:text-style-name="P2" svg:width="0.9378in" svg:height="0.576in" svg:x="-0.1827in" svg:y="4.7835in"><text:p/></draw:rect><draw:frame text:anchor-type="paragraph" draw:z-index="69" draw:style-name="gr25" draw:text-style-name="P3" svg:width="1.0071in" svg:height="0.576in" svg:x="-0.1827in" svg:y="4.7835in"><draw:text-box><text:p text:style-name="P2"><text:span text:style-name="T2">Thread exits. Main thread joins here.</text:span></text:p></draw:text-box></draw:frame><draw:line text:anchor-type="paragraph" draw:z-index="70" draw:style-name="gr7" draw:text-style-name="P3" svg:x1="0.3236in" svg:y1="5.3591in" svg:x2="0.3236in" svg:y2="6.1957in"><text:p/></draw:line><draw:rect text:anchor-type="paragraph" draw:z-index="71" draw:style-name="gr2" draw:text-style-name="P2" svg:width="1.0732in" svg:height="0.576in" svg:x="-0.3181in" svg:y="6.1862in"><text:p/></draw:rect><draw:frame text:anchor-type="paragraph" draw:z-index="72" draw:style-name="gr25" draw:text-style-name="P3" svg:width="1.0732in" svg:height="0.576in" svg:x="-0.3181in" svg:y="6.1862in"><draw:text-box><text:p text:style-name="P2"><text:span text:style-name="T2">Continue</text:span></text:p><text:p text:style-name="P2"><text:span text:style-name="T2"><text:s/></text:span><text:span text:style-name="T2">from the step TRANSFORM</text:span></text:p></draw:text-box></draw:frame><draw:frame text:anchor-type="paragraph" draw:z-index="73" draw:style-name="gr20" draw:text-style-name="P4" svg:width="0.7358in" svg:height="0.3189in" draw:transform="rotate (-1.54653625019218) translate (0.733333333333333in 5.35902777777778in)"><draw:text-box><text:p text:style-name="P2"><text:span text:style-name="T1">Main thread continues</text:span></text:p></draw:text-box></draw:frame><draw:line text:anchor-type="paragraph" draw:z-index="74" draw:style-name="gr9" draw:text-style-name="P2" svg:x1="6.9492in" svg:y1="1.4181in" svg:x2="6.963in" svg:y2="5.0988in"><text:p/></draw:line><draw:line text:anchor-type="paragraph" draw:z-index="75" draw:style-name="gr9" draw:text-style-name="P3" svg:x1="5.2965in" svg:y1="1.4181in" svg:x2="6.9492in" svg:y2="1.4181in"><text:p/></draw:line><draw:line text:anchor-type="paragraph" draw:z-index="76" draw:style-name="gr1" draw:text-style-name="P2" svg:x1="5.2965in" svg:y1="1.4181in" svg:x2="5.2965in" svg:y2="1.687in"><text:p/></draw:line><draw:custom-shape text:anchor-type="paragraph" draw:z-index="77" draw:style-name="gr17" svg:width="1.485in" svg:height="1.3732in" svg:x="4.3811in" svg:y="4.4063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text:anchor-type="paragraph" draw:z-index="78" draw:style-name="gr22" draw:text-style-name="P3" svg:width="0.9421in" svg:height="0.7677in" svg:x="4.6839in" svg:y="4.7709in"><draw:text-box><text:p text:style-name="P2"><text:span text:style-name="T2">IF attempts</text:span></text:p><text:p text:style-name="P2"><text:span text:style-name="T2">&lt; <text:s/></text:span><text:span text:style-name="T3">limit and mapping rejected</text:span></text:p></draw:text-box></draw:frame><draw:line text:anchor-type="paragraph" draw:z-index="79" draw:style-name="gr9" draw:text-style-name="P3" svg:x1="5.8661in" svg:y1="5.0984in" svg:x2="6.9496in" svg:y2="5.0984in"><text:p/></draw:line><draw:frame text:anchor-type="paragraph" draw:z-index="80" draw:style-name="gr20" draw:text-style-name="P4" svg:width="0.5469in" svg:height="0.1803in" draw:transform="rotate (-0.0287979326579058) translate (6.05069444444444in 4.90277777777778in)"><draw:text-box><text:p text:style-name="P2"><text:span text:style-name="T1">TRUE</text:span></text:p></draw:text-box></draw:frame><draw:line text:anchor-type="paragraph" draw:z-index="81" draw:style-name="gr7" draw:text-style-name="P3" svg:x1="5.1047in" svg:y1="5.7791in" svg:x2="5.1094in" svg:y2="6.3764in"><text:p/></draw:line><draw:rect text:anchor-type="paragraph" draw:z-index="82" draw:style-name="gr2" draw:text-style-name="P2" svg:width="0.9031in" svg:height="0.4079in" svg:x="4.5602in" svg:y="6.3854in"><text:p/></draw:rect><draw:frame text:anchor-type="paragraph" draw:z-index="83" draw:style-name="gr13" draw:text-style-name="P3" svg:width="1.0961in" svg:height="0.3843in" draw:transform="rotate (-0.0116937059883624) translate (4.45763888888889in 6.39791666666667in)"><draw:text-box><text:p text:style-name="P2"><text:span text:style-name="T2">Commit</text:span></text:p><text:p text:style-name="P2"><text:span text:style-name="T2"><text:s/></text:span><text:span text:style-name="T2">the state</text:span></text:p></draw:text-box></draw:frame><draw:line text:anchor-type="paragraph" draw:z-index="84" draw:style-name="gr9" draw:text-style-name="P2" svg:x1="5.0327in" svg:y1="6.7929in" svg:x2="5.0327in" svg:y2="7.6984in"><text:p/></draw:line><draw:line text:anchor-type="paragraph" draw:z-index="85" draw:style-name="gr7" draw:text-style-name="P3" svg:x1="3.1827in" svg:y1="5.0984in" svg:x2="4.4465in" svg:y2="5.0984in"><text:p/></draw:line><draw:frame text:anchor-type="paragraph" draw:z-index="86" draw:style-name="gr4" draw:text-style-name="P4" svg:width="1.0157in" svg:height="0.3189in" draw:transform="rotate (0.00296705972839036) translate (3.25486111111111in 4.92083333333333in)"><draw:text-box><text:p text:style-name="P2"><text:span text:style-name="T1">New runtime </text:span></text:p><text:p text:style-name="P2"><text:span text:style-name="T1">State </text:span></text:p></draw:text-box></draw:frame><draw:frame text:anchor-type="paragraph" draw:z-index="87" draw:style-name="gr20" draw:text-style-name="P4" svg:width="0.5469in" svg:height="0.1803in" draw:transform="rotate (-1.54653625019218) translate (5.28958333333333in 5.77916666666667in)"><draw:text-box><text:p text:style-name="P2"><text:span text:style-name="T1">FALSE</text:span></text:p></draw:text-box></draw:frame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1" draw:display-name="Arrowheads 1" svg:viewBox="0 0 1013 1130" svg:d="M1009 1050l-449-1008-22-30-29-12-34 12-21 26-449 1012-5 13v8l5 21 12 21 17 13 21 4h903l21-4 21-13 9-21 4-21v-8z"/>
    <draw:marker draw:name="Arrowheads_20_2" draw:display-name="Arrowheads 2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8.6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2T16:18:38.865456350</meta:creation-date>
    <dc:date>2016-06-30T16:49:21.114175120</dc:date>
    <meta:editing-duration>P1DT12H7M24S</meta:editing-duration>
    <meta:editing-cycles>292</meta:editing-cycles>
    <meta:generator>LibreOffice/4.2.8.2$Linux_X86_64 LibreOffice_project/420m0$Build-2</meta:generator>
    <meta:document-statistic meta:table-count="0" meta:image-count="0" meta:object-count="0" meta:page-count="1" meta:paragraph-count="1" meta:word-count="0" meta:character-count="3" meta:non-whitespace-character-count="0"/>
  </office:meta>
</office:document-meta>
</file>